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3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2061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17" office:value-type="date" office:date-value="2022-06-10" calcext:value-type="date">
            <text:p>10.06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Randomzahlen pr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Methode für Zufallsposition programmieren 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Assotiationen zwischen den Klassen imple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Über SFML als Graphische Oberfläche infor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Testoberfläch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Fehlerbehebung um das Programm testweise starten zu könn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4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Fehlermeldungen gegoogled und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.cpp Dateien kompiliert und weitere Errorcodes beho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ror: Impliziete-Deklaration vom Gui-Konstruktor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rafische Test Oberfläche erstel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9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20520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4" office:value-type="date" office:date-value="2022-05-20" calcext:value-type="date">
            <text:p>20.05.22</text:p>
          </table:table-cell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Spielkonzepterstellung und eigene Features eingebau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ML Klassendiagramm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In Git einarbeit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inarbeitung in Vererbung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Erstellung der benötigtten Objekte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 der Methoden und Variab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Tutorials zu C++ anschau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3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Git Repository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diagramm gezeichne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CPP und H Datei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lassen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ariablen und Methoden angeleg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shierarchie erstell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Komment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5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Vererbung hat Probleme gemacht. --&gt; Googl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in Objektorientiertem pogrammier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Unwissenheit über benötigte Klassen und Method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Teilweise, hat es sehr lange gedauert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9" office:value-type="string" calcext:value-type="string">
            <text:p>Wir haben alle Ziele erreicht, auch wenn sie durch viel unwissenheit lange gedauert haben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 table:number-rows-repeated="8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ufzette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style-name="ce2" office:value-type="string" calcext:value-type="string">
            <text:p>Namen:</text:p>
          </table:table-cell>
          <table:table-cell table:style-name="ce3" office:value-type="string" calcext:value-type="string">
            <text:p>Birk Henrik</text:p>
          </table:table-cell>
          <table:table-cell table:style-name="ce3" office:value-type="string" calcext:value-type="string">
            <text:p>Eckerle Jan</text:p>
          </table:table-cell>
          <table:table-cell table:style-name="ce3" office:value-type="string" calcext:value-type="string">
            <text:p>Gegg Patrick</text:p>
          </table:table-cell>
          <table:table-cell table:style-name="ce3"/>
          <table:table-cell table:style-name="ce5" office:value-type="string" calcext:value-type="string">
            <text:p>CrazyApe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Ziel des heutigen Termins: (was möchten wir erreichen?)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Wie sind wir vorgegangen? Was haben wir gemacht (technisch)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2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6" office:value-type="string" calcext:value-type="string">
            <text:p>Reflexion: Traten Probleme auf? Welche? Wie lösen wir diese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1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>
          <table:table-cell table:style-name="ce9" office:value-type="string" calcext:value-type="string">
            <text:p>Ergebnis: wir haben unser heutiges Ziel (nicht) erreicht. Gründe? Wie gehen wir damit um?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 office:value-type="string" calcext:value-type="string">
            <text:p>Wie machen wir weiter?</text:p>
          </table:table-cell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">
          <table:table-cell table:style-name="ce9"/>
          <table:table-cell table:number-columns-repeated="4"/>
          <table:table-cell table:style-name="ce10"/>
          <table:table-cell table:number-columns-repeated="1018"/>
        </table:table-row>
        <table:table-row table:style-name="ro2">
          <table:table-cell table:style-name="ce6"/>
          <table:table-cell table:style-name="ce7" table:number-columns-repeated="4"/>
          <table:table-cell table:style-name="ce8"/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 style:data-style-name="N2" text:time-value="11:31:41.9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6.2$Windows_X86_64 LibreOffice_project/b0ec3a565991f7569a5a7f5d24fed7f52653d754</meta:generator>
    <meta:creation-date>2022-05-14T13:23:04Z</meta:creation-date>
    <dc:date>2022-06-10T11:40:11.306000000</dc:date>
    <meta:print-date>2022-05-20T12:43:49Z</meta:print-date>
    <meta:editing-cycles>21</meta:editing-cycles>
    <meta:editing-duration>PT1H18M17S</meta:editing-duration>
    <meta:document-statistic meta:table-count="3" meta:cell-count="61" meta:object-count="0"/>
  </office:meta>
</office:document-meta>
</file>